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00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2.632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3264in" fo:break-before="auto" style:use-optimal-row-height="tru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T Product Nam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 table:visibility="filter">
          <table:table-cell table:number-columns-repeated="4"/>
        </table:table-row>
        <table:table-row table:style-name="ro2">
          <table:table-cell table:style-name="ce1" office:value-type="string">
            <text:p>ccount Id</text:p>
          </table:table-cell>
          <table:table-cell table:style-name="ce1" office:value-type="string">
            <text:p>Actual Product Name</text:p>
          </table:table-cell>
          <table:table-cell table:style-name="ce1" office:value-type="string">
            <text:p>Product Type</text:p>
          </table:table-cell>
          <table:table-cell/>
        </table:table-row>
        <table:table-row table:style-name="ro3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ajaj Allianz Critical Care Cover</text:p>
          </table:table-cell>
          <table:table-cell table:style-name="ce2" office:value-type="string">
            <text:p>General Insurance</text:p>
          </table:table-cell>
          <table:table-cell table:style-name="ce2" office:value-type="string">
            <text:p>Copyright © 2000-2013 salesforce.com, inc. All rights reserved. | <text:a xlink:href="http://www.salesforce.com/eu/company/privacy.jsp">Privacy Statement</text:a> | <text:a xlink:href="http://www.salesforce.com/eu/company/security.jsp">Security Statement</text:a> | <text:a xlink:href="http://www.salesforce.com/eu/company/msa.jsp">Terms of Use</text:a> | <text:a xlink:href="javascript:openPopupFocusEscapePounds(%27https://login.salesforce.com/services/auth/sso/00D30000000XsfGEAS/HTAuthProvider?startURL=%252Fapex%252Fhtdoor%253Floc%253Dhelp%2526target%253Daccessibility_overview.htm%2526section%253Daccessibility%2526language%253Den_US%2526release%253D184.16.2%2526instance%253DEU3&amp;site=https%3A%2F%2Fhelp.salesforce.com&amp;showSplash=true%27,%20%27Help%27,%201024,%20768,%20%27width=1024,height=768,resizable=yes,toolbar=yes,status=yes,scrollbars=yes,menubar=yes,directories=no,location=yes,dependant=no%27,%20false,%20false);">508 Compliance</text:a> </text:p>
          </table:table-cell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Bajaj Allianz Extra Care Cover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ajaj Allianz Critical Care Cover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4">
          <table:table-cell table:style-name="ce2" office:value-type="string">
            <text:p>0012000000zI4BIAA0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5">
          <table:table-cell table:style-name="ce2" office:value-type="string">
            <text:p>0012000000zI4BIAA0</text:p>
          </table:table-cell>
          <table:table-cell table:style-name="ce2" office:value-type="string">
            <text:p>HDFC Click 2 Protect - Cover of Rs.12,000,000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6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Axis Triple Advantage Fund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BSL Frontline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SL Frontline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IDFC Premie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SL Frontline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IDFC Premie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DSP BR Top 100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SL Frontline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BSL Dividend Yield Plu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 table:visibility="filter">
          <table:table-cell table:style-name="ce2" office:value-type="string">
            <text:p>0012000000zI4BIAA0</text:p>
          </table:table-cell>
          <table:table-cell table:style-name="ce2" office:value-type="string">
            <text:p>Prameirca Short Term Income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BSL Frontline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B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I4BIAA0</text:p>
          </table:table-cell>
          <table:table-cell table:style-name="ce2" office:value-type="string">
            <text:p>BSL Frontline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DSP BR Top 100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I4BIAA0</text:p>
          </table:table-cell>
          <table:table-cell table:style-name="ce2" office:value-type="string">
            <text:p>DSP BR Equity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0qXNzMAAW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HDFC Life Click 2 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IDFC MM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HDFC Hi Short Term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Reliance gold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qXNzMAAW</text:p>
          </table:table-cell>
          <table:table-cell table:style-name="ce2" office:value-type="string">
            <text:p>ICICI Focused Blue Chip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Reliance Gold Saving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qXNzMAAW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qXNzMAAW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qXNzMAAW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0qXNzMAAW</text:p>
          </table:table-cell>
          <table:table-cell table:style-name="ce2" office:value-type="string">
            <text:p>ICICI Focused Bluechi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0s2NbVAAU</text:p>
          </table:table-cell>
          <table:table-cell table:style-name="ce2" office:value-type="string">
            <text:p>HDFC Cash Management Treasury Advt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s2NbVAAU</text:p>
          </table:table-cell>
          <table:table-cell table:style-name="ce2" office:value-type="string">
            <text:p>HDFC Cash Management Treasury Advt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irla SL Saving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irla 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s2NbVAAU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NbVAAU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s2NbVAAU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0zG2rtAAC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HDFC Life Click 2 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7">
          <table:table-cell table:style-name="ce2" office:value-type="string">
            <text:p>0012000000zG2rtAAC</text:p>
          </table:table-cell>
          <table:table-cell table:style-name="ce2" office:value-type="string">
            <text:p>Savings a/c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zG2rtAAC</text:p>
          </table:table-cell>
          <table:table-cell table:style-name="ce2" office:value-type="string">
            <text:p>IDFC MM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zG2rtAAC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zG2rtAAC</text:p>
          </table:table-cell>
          <table:table-cell table:style-name="ce2" office:value-type="string">
            <text:p>DSP BR Tax Saver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Reliance Banking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zG2rtAAC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zG2rtAAC</text:p>
          </table:table-cell>
          <table:table-cell table:style-name="ce2" office:value-type="string">
            <text:p>IDFC MM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zG2rtAAC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Relaince Banking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zG2rtAAC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zG2rtAAC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w6QQAAY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w6QQAAY</text:p>
          </table:table-cell>
          <table:table-cell table:style-name="ce2" office:value-type="string">
            <text:p>DSP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w6QQAAY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w6QQAAY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w6QQAAY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IDFC Money Manager Treasury A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w6QQAAY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IDFC Money Manager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8">
          <table:table-cell table:style-name="ce2" office:value-type="string">
            <text:p>00120000011w6QQAAY</text:p>
          </table:table-cell>
          <table:table-cell table:style-name="ce2" office:value-type="string">
            <text:p>HDFC Life Click 2 Protect. (Sum Assured Rs.10,000,000)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4">
          <table:table-cell table:style-name="ce2" office:value-type="string">
            <text:p>00120000011w6QQAAY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11w6QQAAY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HDFC Life Click 2 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HDFC Life Click 2 Protect.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savings Account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Pramerica Ultra Short Term Bo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1DbCgAAK</text:p>
          </table:table-cell>
          <table:table-cell table:style-name="ce2" office:value-type="string">
            <text:p>Reliance equity opportunitie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g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bCgAAK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g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yLa7xAAC</text:p>
          </table:table-cell>
          <table:table-cell table:style-name="ce2" office:value-type="string">
            <text:p>HDFC Life Click 2 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6">
          <table:table-cell table:style-name="ce2" office:value-type="string">
            <text:p>0012000000yLa7xAAC</text:p>
          </table:table-cell>
          <table:table-cell table:style-name="ce2" office:value-type="string">
            <text:p>Saving Bank A/c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yLa7xAAC</text:p>
          </table:table-cell>
          <table:table-cell table:style-name="ce2" office:value-type="string">
            <text:p>Reliance Money Manager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yLa7xAAC</text:p>
          </table:table-cell>
          <table:table-cell table:style-name="ce2" office:value-type="string">
            <text:p>Pramerica Ultra Short Term Bo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yLa7xAAC</text:p>
          </table:table-cell>
          <table:table-cell table:style-name="ce2" office:value-type="string">
            <text:p>Reliance Money Manager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yLa7xAAC</text:p>
          </table:table-cell>
          <table:table-cell table:style-name="ce2" office:value-type="string">
            <text:p>Reliance Money Manager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5">
          <table:table-cell table:style-name="ce2" office:value-type="string">
            <text:p>0012000000yLa7xAAC</text:p>
          </table:table-cell>
          <table:table-cell table:style-name="ce2" office:value-type="string">
            <text:p>Reliance Equity Opportunities Fund - Retail Plan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5">
          <table:table-cell table:style-name="ce2" office:value-type="string">
            <text:p>0012000000yLa7xAAC</text:p>
          </table:table-cell>
          <table:table-cell table:style-name="ce2" office:value-type="string">
            <text:p>Reliance Equity Opportunities Fund - Retail Plan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5">
          <table:table-cell table:style-name="ce2" office:value-type="string">
            <text:p>0012000000yLa7xAAC</text:p>
          </table:table-cell>
          <table:table-cell table:style-name="ce2" office:value-type="string">
            <text:p>Reliance Equity Opportunities Fund - Retail Plan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5">
          <table:table-cell table:style-name="ce2" office:value-type="string">
            <text:p>0012000000yLa7xAAC</text:p>
          </table:table-cell>
          <table:table-cell table:style-name="ce2" office:value-type="string">
            <text:p>Reliance Equity Opportunities Fund - Retail Plan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11DbCbAAK</text:p>
          </table:table-cell>
          <table:table-cell table:style-name="ce2" office:value-type="string">
            <text:p>BSL Dynamic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Savings Bank Account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11DbCbAAK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IDFC Money Manager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8">
          <table:table-cell table:style-name="ce2" office:value-type="string">
            <text:p>00120000011DbCbAAK</text:p>
          </table:table-cell>
          <table:table-cell table:style-name="ce2" office:value-type="string">
            <text:p>HDFC Life Click 2 Protect.(Sum Assured of Rs.50,00,000)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HDFC Life Click 2 Protect.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4">
          <table:table-cell table:style-name="ce2" office:value-type="string">
            <text:p>00120000011DbCbAAK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4">
          <table:table-cell table:style-name="ce2" office:value-type="string">
            <text:p>00120000011DbCbAAK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11DbCbAAK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4">
          <table:table-cell table:style-name="ce2" office:value-type="string">
            <text:p>0012000000wk45TAAQ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2">
          <table:table-cell table:style-name="ce2" office:value-type="string">
            <text:p>0012000000wk45TAAQ</text:p>
          </table:table-cell>
          <table:table-cell table:style-name="ce2" office:value-type="string">
            <text:p>Bajaj Allianz Critical Illness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6">
          <table:table-cell table:style-name="ce2" office:value-type="string">
            <text:p>0012000000wk45TAAQ</text:p>
          </table:table-cell>
          <table:table-cell table:style-name="ce2" office:value-type="string">
            <text:p>Birla 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wk45TAAQ</text:p>
          </table:table-cell>
          <table:table-cell table:style-name="ce2" office:value-type="string">
            <text:p>Savings A/C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k45TAAQ</text:p>
          </table:table-cell>
          <table:table-cell table:style-name="ce2" office:value-type="string">
            <text:p>Reliance Natural Resource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k45TAAQ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wk45TAAQ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k45TAAQ</text:p>
          </table:table-cell>
          <table:table-cell table:style-name="ce2" office:value-type="string">
            <text:p>Birla SL Dynamic Bond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k45TAAQ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0wk45TAAQ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7">
          <table:table-cell table:style-name="ce2" office:value-type="string">
            <text:p>0012000000wk45TAAQ</text:p>
          </table:table-cell>
          <table:table-cell table:style-name="ce2" office:value-type="string">
            <text:p>HDFC Gol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wk45TAAQ</text:p>
          </table:table-cell>
          <table:table-cell table:style-name="ce2" office:value-type="string">
            <text:p>Birla 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j9g4GAAQ</text:p>
          </table:table-cell>
          <table:table-cell table:style-name="ce2" office:value-type="string">
            <text:p>Birla 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j9g4GAAQ</text:p>
          </table:table-cell>
          <table:table-cell table:style-name="ce2" office:value-type="string">
            <text:p>Birla SL Dynamic Bond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j9g4GAAQ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0j9g4GAAQ</text:p>
          </table:table-cell>
          <table:table-cell table:style-name="ce2" office:value-type="string">
            <text:p>Reliance Equity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0j9g4GAAQ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2BJw3AAG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2BJw3AAG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2BJw3AAG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2BJw3AAG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4">
          <table:table-cell table:style-name="ce2" office:value-type="string">
            <text:p>00120000012BJw3AAG</text:p>
          </table:table-cell>
          <table:table-cell table:style-name="ce2" office:value-type="string">
            <text:p>Reliance Equities Opportunitie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Birla SL Frontline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Reliance Equities Opportun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Pramerica Equity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Pramerica Short Term Incom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Birla SL Savings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2BJw3AAG</text:p>
          </table:table-cell>
          <table:table-cell table:style-name="ce2" office:value-type="string">
            <text:p>Birla 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12BJw3AAG</text:p>
          </table:table-cell>
          <table:table-cell table:style-name="ce2" office:value-type="string">
            <text:p>Savings A/C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HDFC Click2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2">
          <table:table-cell table:style-name="ce2" office:value-type="string">
            <text:p>00120000012BJw3AAG</text:p>
          </table:table-cell>
          <table:table-cell table:style-name="ce2" office:value-type="string">
            <text:p>HDFC Click2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4">
          <table:table-cell table:style-name="ce2" office:value-type="string">
            <text:p>00120000012BJw3AAG</text:p>
          </table:table-cell>
          <table:table-cell table:style-name="ce2" office:value-type="string">
            <text:p>Bajaj Allianz Premium Personal Guard</text:p>
          </table:table-cell>
          <table:table-cell table:style-name="ce2" office:value-type="string">
            <text:p>General Insurance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Reliance Liquid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wG97IAAS</text:p>
          </table:table-cell>
          <table:table-cell table:style-name="ce2" office:value-type="string">
            <text:p>Templeton India Treasury Mgmt 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wG97IAAS</text:p>
          </table:table-cell>
          <table:table-cell table:style-name="ce2" office:value-type="string">
            <text:p>HDFC Cash Mgmt Treasury Advtg 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wG97IAAS</text:p>
          </table:table-cell>
          <table:table-cell table:style-name="ce2" office:value-type="string">
            <text:p>DSP MM G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HDFC Liquid Fund DDR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Franklin India Prim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Franklin India Blue Chip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IDFC MM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7">
          <table:table-cell table:style-name="ce2" office:value-type="string">
            <text:p>0012000000wG97IAAS</text:p>
          </table:table-cell>
          <table:table-cell table:style-name="ce2" office:value-type="string">
            <text:p>BSL Savings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HDFC Top 200 Divide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Franklin India Blue Chip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BLS Dynamic Bond Fu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HDFC Top 200 Divide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BSL Frontline Equity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4">
          <table:table-cell table:style-name="ce2" office:value-type="string">
            <text:p>0012000000wG97IAAS</text:p>
          </table:table-cell>
          <table:table-cell table:style-name="ce2" office:value-type="string">
            <text:p>Franklin India Blue Chip Fund Divide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2">
          <table:table-cell table:style-name="ce2" office:value-type="string">
            <text:p>0012000000wG97IAAS</text:p>
          </table:table-cell>
          <table:table-cell table:style-name="ce2" office:value-type="string">
            <text:p>HDFC Top 200 Dividend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Axis Triple Advantage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wG97IAAS</text:p>
          </table:table-cell>
          <table:table-cell table:style-name="ce2" office:value-type="string">
            <text:p>BSL Savings Div Yiel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9">
          <table:table-cell table:style-name="ce2" office:value-type="string">
            <text:p>00120000011DaUFAA0</text:p>
          </table:table-cell>
          <table:table-cell table:style-name="ce2" office:value-type="string">
            <text:p>HDFC Life Click 2 Protect - (Sum Assured 1.60 cr)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2">
          <table:table-cell table:style-name="ce2" office:value-type="string">
            <text:p>00120000011DaUFAA0</text:p>
          </table:table-cell>
          <table:table-cell table:style-name="ce2" office:value-type="string">
            <text:p>HDFC Life Click 2 Protect</text:p>
          </table:table-cell>
          <table:table-cell table:style-name="ce2" office:value-type="string">
            <text:p>Life Insurance</text:p>
          </table:table-cell>
          <table:table-cell/>
        </table:table-row>
        <table:table-row table:style-name="ro6">
          <table:table-cell table:style-name="ce2" office:value-type="string">
            <text:p>00120000011DaUFAA0</text:p>
          </table:table-cell>
          <table:table-cell table:style-name="ce2" office:value-type="string">
            <text:p>BSL Saving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11DaUFAA0</text:p>
          </table:table-cell>
          <table:table-cell table:style-name="ce2" office:value-type="string">
            <text:p>BSL Savings Fund</text:p>
          </table:table-cell>
          <table:table-cell table:style-name="ce2" office:value-type="string">
            <text:p>SIP</text:p>
          </table:table-cell>
          <table:table-cell/>
        </table:table-row>
        <table:table-row table:style-name="ro6">
          <table:table-cell table:style-name="ce2" office:value-type="string">
            <text:p>0012000000s2UymAAE</text:p>
          </table:table-cell>
          <table:table-cell table:style-name="ce2" office:value-type="string">
            <text:p>IDFC MM Treasury A</text:p>
          </table:table-cell>
          <table:table-cell table:style-name="ce2" office:value-type="string">
            <text:p>Lumpsum</text:p>
          </table:table-cell>
          <table:table-cell/>
        </table:table-row>
        <table:table-row table:style-name="ro1" table:number-rows-repeated="10482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ecutun Tracker " table:style-name="ta1" table:print="false">
        <table:table-column table:style-name="co2" table:default-cell-style-name="Default"/>
        <table:table-column table:style-name="co3" table:default-cell-style-name="Default"/>
        <table:table-row table:style-name="ro10">
          <table:table-cell table:number-columns-repeated="2"/>
        </table:table-row>
        <table:table-row table:style-name="ro1">
          <table:table-cell/>
          <table:table-cell table:style-name="ce3" office:value-type="string">
            <text:p>Actual Product Name (ET)</text:p>
          </table:table-cell>
        </table:table-row>
        <table:table-row table:style-name="ro1">
          <table:table-cell/>
          <table:table-cell office:value-type="string">
            <text:p>Bajaj Allianz Extra Care Cover</text:p>
          </table:table-cell>
        </table:table-row>
        <table:table-row table:style-name="ro1">
          <table:table-cell/>
          <table:table-cell office:value-type="string">
            <text:p>Bajaj Allianz Premium Personal Guard</text:p>
          </table:table-cell>
        </table:table-row>
        <table:table-row table:style-name="ro1">
          <table:table-cell/>
          <table:table-cell office:value-type="string">
            <text:p>HDFC Click 2 Protect - Cover of Rs.12,000,000</text:p>
          </table:table-cell>
        </table:table-row>
        <table:table-row table:style-name="ro1">
          <table:table-cell/>
          <table:table-cell office:value-type="string">
            <text:p>Axis Triple Advantage Funds</text:p>
          </table:table-cell>
        </table:table-row>
        <table:table-row table:style-name="ro1">
          <table:table-cell/>
          <table:table-cell office:value-type="string">
            <text:p>BSL Frontline Equity Fund</text:p>
          </table:table-cell>
        </table:table-row>
        <table:table-row table:style-name="ro1">
          <table:table-cell/>
          <table:table-cell office:value-type="string">
            <text:p>DSP BR Equity Fund</text:p>
          </table:table-cell>
        </table:table-row>
        <table:table-row table:style-name="ro1">
          <table:table-cell/>
          <table:table-cell office:value-type="string">
            <text:p>Pramerica Short Term Income</text:p>
          </table:table-cell>
        </table:table-row>
        <table:table-row table:style-name="ro1">
          <table:table-cell/>
          <table:table-cell office:value-type="string">
            <text:p>IDFC Premier Equity Fund</text:p>
          </table:table-cell>
        </table:table-row>
        <table:table-row table:style-name="ro1">
          <table:table-cell/>
          <table:table-cell office:value-type="string">
            <text:p>BSL Dynamic Bond Fund</text:p>
          </table:table-cell>
        </table:table-row>
        <table:table-row table:style-name="ro1">
          <table:table-cell/>
          <table:table-cell office:value-type="string">
            <text:p>DSP BR Top 100 Fund</text:p>
          </table:table-cell>
        </table:table-row>
        <table:table-row table:style-name="ro1">
          <table:table-cell/>
          <table:table-cell office:value-type="string">
            <text:p>Bajaj Allianz Critical Illness</text:p>
          </table:table-cell>
        </table:table-row>
        <table:table-row table:style-name="ro1">
          <table:table-cell/>
          <table:table-cell office:value-type="string">
            <text:p>HDFC Life Click 2 Protect</text:p>
          </table:table-cell>
        </table:table-row>
        <table:table-row table:style-name="ro1">
          <table:table-cell/>
          <table:table-cell office:value-type="string">
            <text:p>IDFC MM treasury A</text:p>
          </table:table-cell>
        </table:table-row>
        <table:table-row table:style-name="ro1">
          <table:table-cell/>
          <table:table-cell office:value-type="string">
            <text:p>HDFC Hi Short Term</text:p>
          </table:table-cell>
        </table:table-row>
        <table:table-row table:style-name="ro1">
          <table:table-cell/>
          <table:table-cell office:value-type="string">
            <text:p>BSL Dynamic</text:p>
          </table:table-cell>
        </table:table-row>
        <table:table-row table:style-name="ro1">
          <table:table-cell/>
          <table:table-cell office:value-type="string">
            <text:p>Reliance gold Savings</text:p>
          </table:table-cell>
        </table:table-row>
        <table:table-row table:style-name="ro1">
          <table:table-cell/>
          <table:table-cell office:value-type="string">
            <text:p>ICICI Focused Blue Chip Equity</text:p>
          </table:table-cell>
        </table:table-row>
        <table:table-row table:style-name="ro1">
          <table:table-cell/>
          <table:table-cell office:value-type="string">
            <text:p>Pramerica Equity</text:p>
          </table:table-cell>
        </table:table-row>
        <table:table-row table:style-name="ro1">
          <table:table-cell/>
          <table:table-cell office:value-type="string">
            <text:p>DSP Equity</text:p>
          </table:table-cell>
        </table:table-row>
        <table:table-row table:style-name="ro1">
          <table:table-cell/>
          <table:table-cell office:value-type="string">
            <text:p>Axis Triple Advantage</text:p>
          </table:table-cell>
        </table:table-row>
        <table:table-row table:style-name="ro1">
          <table:table-cell/>
          <table:table-cell office:value-type="string">
            <text:p>BSL Frontline Equity</text:p>
          </table:table-cell>
        </table:table-row>
        <table:table-row table:style-name="ro1">
          <table:table-cell/>
          <table:table-cell office:value-type="string">
            <text:p>Reliance Gold Savings</text:p>
          </table:table-cell>
        </table:table-row>
        <table:table-row table:style-name="ro1">
          <table:table-cell/>
          <table:table-cell office:value-type="string">
            <text:p>ICICI Focused Bluechip Equity</text:p>
          </table:table-cell>
        </table:table-row>
        <table:table-row table:style-name="ro1">
          <table:table-cell/>
          <table:table-cell office:value-type="string">
            <text:p>HDFC Cash Management Treasury Advt</text:p>
          </table:table-cell>
        </table:table-row>
        <table:table-row table:style-name="ro1">
          <table:table-cell/>
          <table:table-cell office:value-type="string">
            <text:p>Birla SL Savings Fund</text:p>
          </table:table-cell>
        </table:table-row>
        <table:table-row table:style-name="ro1">
          <table:table-cell/>
          <table:table-cell office:value-type="string">
            <text:p>Birla SL Dynamic Bond Fund</text:p>
          </table:table-cell>
        </table:table-row>
        <table:table-row table:style-name="ro1">
          <table:table-cell/>
          <table:table-cell office:value-type="string">
            <text:p>Birla SL Frontline Equity</text:p>
          </table:table-cell>
        </table:table-row>
        <table:table-row table:style-name="ro1">
          <table:table-cell/>
          <table:table-cell office:value-type="string">
            <text:p>Savings a/c</text:p>
          </table:table-cell>
        </table:table-row>
        <table:table-row table:style-name="ro1">
          <table:table-cell/>
          <table:table-cell office:value-type="string">
            <text:p>IDFC MM Treasury A</text:p>
          </table:table-cell>
        </table:table-row>
        <table:table-row table:style-name="ro1">
          <table:table-cell/>
          <table:table-cell office:value-type="string">
            <text:p>BSL Savings</text:p>
          </table:table-cell>
        </table:table-row>
        <table:table-row table:style-name="ro1">
          <table:table-cell/>
          <table:table-cell office:value-type="string">
            <text:p>DSP BR Tax Saver Fund</text:p>
          </table:table-cell>
        </table:table-row>
        <table:table-row table:style-name="ro1">
          <table:table-cell/>
          <table:table-cell office:value-type="string">
            <text:p>Reliance Banking Fund</text:p>
          </table:table-cell>
        </table:table-row>
        <table:table-row table:style-name="ro1">
          <table:table-cell/>
          <table:table-cell office:value-type="string">
            <text:p>Relaince Banking Fund</text:p>
          </table:table-cell>
        </table:table-row>
        <table:table-row table:style-name="ro1">
          <table:table-cell/>
          <table:table-cell office:value-type="string">
            <text:p>Reliance equity opportunities fund</text:p>
          </table:table-cell>
        </table:table-row>
        <table:table-row table:style-name="ro1">
          <table:table-cell/>
          <table:table-cell office:value-type="string">
            <text:p>IDFC Money Manager Treasury A</text:p>
          </table:table-cell>
        </table:table-row>
        <table:table-row table:style-name="ro1">
          <table:table-cell/>
          <table:table-cell office:value-type="string">
            <text:p>HDFC Life Click 2 Protect. (Sum Assured Rs.10,000,000)</text:p>
          </table:table-cell>
        </table:table-row>
        <table:table-row table:style-name="ro1">
          <table:table-cell/>
          <table:table-cell office:value-type="string">
            <text:p>HDFC Life Click 2 Protect.</text:p>
          </table:table-cell>
        </table:table-row>
        <table:table-row table:style-name="ro1">
          <table:table-cell/>
          <table:table-cell office:value-type="string">
            <text:p>savings Account</text:p>
          </table:table-cell>
        </table:table-row>
        <table:table-row table:style-name="ro1">
          <table:table-cell/>
          <table:table-cell office:value-type="string">
            <text:p>Pramerica Ultra Short Term Bond</text:p>
          </table:table-cell>
        </table:table-row>
        <table:table-row table:style-name="ro1">
          <table:table-cell/>
          <table:table-cell office:value-type="string">
            <text:p>Saving Bank A/c</text:p>
          </table:table-cell>
        </table:table-row>
        <table:table-row table:style-name="ro1">
          <table:table-cell/>
          <table:table-cell office:value-type="string">
            <text:p>Reliance Money Manager Fund</text:p>
          </table:table-cell>
        </table:table-row>
        <table:table-row table:style-name="ro1">
          <table:table-cell/>
          <table:table-cell office:value-type="string">
            <text:p>Reliance Equity Opportunities Fund - Retail Plan</text:p>
          </table:table-cell>
        </table:table-row>
        <table:table-row table:style-name="ro1">
          <table:table-cell/>
          <table:table-cell office:value-type="string">
            <text:p>Savings Bank Account</text:p>
          </table:table-cell>
        </table:table-row>
        <table:table-row table:style-name="ro1">
          <table:table-cell/>
          <table:table-cell office:value-type="string">
            <text:p>BSL savings</text:p>
          </table:table-cell>
        </table:table-row>
        <table:table-row table:style-name="ro1">
          <table:table-cell/>
          <table:table-cell office:value-type="string">
            <text:p>HDFC Life Click 2 Protect.(Sum Assured of Rs.50,00,000)</text:p>
          </table:table-cell>
        </table:table-row>
        <table:table-row table:style-name="ro1">
          <table:table-cell/>
          <table:table-cell office:value-type="string">
            <text:p>Birla SL Savings</text:p>
          </table:table-cell>
        </table:table-row>
        <table:table-row table:style-name="ro1">
          <table:table-cell/>
          <table:table-cell office:value-type="string">
            <text:p>Savings A/C</text:p>
          </table:table-cell>
        </table:table-row>
        <table:table-row table:style-name="ro1">
          <table:table-cell/>
          <table:table-cell office:value-type="string">
            <text:p>Reliance Natural Resource</text:p>
          </table:table-cell>
        </table:table-row>
        <table:table-row table:style-name="ro1">
          <table:table-cell/>
          <table:table-cell office:value-type="string">
            <text:p>Reliance Equities Opportunities</text:p>
          </table:table-cell>
        </table:table-row>
        <table:table-row table:style-name="ro1">
          <table:table-cell/>
          <table:table-cell office:value-type="string">
            <text:p>HDFC Gold</text:p>
          </table:table-cell>
        </table:table-row>
        <table:table-row table:style-name="ro1">
          <table:table-cell/>
          <table:table-cell office:value-type="string">
            <text:p>Reliance Equity Opportunities</text:p>
          </table:table-cell>
        </table:table-row>
        <table:table-row table:style-name="ro1">
          <table:table-cell/>
          <table:table-cell office:value-type="string">
            <text:p>Reliance Equities Opportunity</text:p>
          </table:table-cell>
        </table:table-row>
        <table:table-row table:style-name="ro1">
          <table:table-cell/>
          <table:table-cell office:value-type="string">
            <text:p>HDFC Click2Protect</text:p>
          </table:table-cell>
        </table:table-row>
        <table:table-row table:style-name="ro1">
          <table:table-cell/>
          <table:table-cell office:value-type="string">
            <text:p>Reliance Liquid Fund</text:p>
          </table:table-cell>
        </table:table-row>
        <table:table-row table:style-name="ro1">
          <table:table-cell/>
          <table:table-cell office:value-type="string">
            <text:p>Templeton India Treasury Mgmt D</text:p>
          </table:table-cell>
        </table:table-row>
        <table:table-row table:style-name="ro1">
          <table:table-cell/>
          <table:table-cell office:value-type="string">
            <text:p>HDFC Cash Mgmt Treasury Advtg D</text:p>
          </table:table-cell>
        </table:table-row>
        <table:table-row table:style-name="ro1">
          <table:table-cell/>
          <table:table-cell office:value-type="string">
            <text:p>DSP MM G</text:p>
          </table:table-cell>
        </table:table-row>
        <table:table-row table:style-name="ro1">
          <table:table-cell/>
          <table:table-cell office:value-type="string">
            <text:p>HDFC Liquid Fund DDR</text:p>
          </table:table-cell>
        </table:table-row>
        <table:table-row table:style-name="ro1">
          <table:table-cell/>
          <table:table-cell office:value-type="string">
            <text:p>Franklin India Prima</text:p>
          </table:table-cell>
        </table:table-row>
        <table:table-row table:style-name="ro1">
          <table:table-cell/>
          <table:table-cell office:value-type="string">
            <text:p>Franklin India Blue Chip Equity</text:p>
          </table:table-cell>
        </table:table-row>
        <table:table-row table:style-name="ro1">
          <table:table-cell/>
          <table:table-cell office:value-type="string">
            <text:p>HDFC Top 200 Dividend</text:p>
          </table:table-cell>
        </table:table-row>
        <table:table-row table:style-name="ro1">
          <table:table-cell/>
          <table:table-cell office:value-type="string">
            <text:p>Franklin India Blue Chip</text:p>
          </table:table-cell>
        </table:table-row>
        <table:table-row table:style-name="ro1">
          <table:table-cell/>
          <table:table-cell office:value-type="string">
            <text:p>BLS Dynamic Bond Fund</text:p>
          </table:table-cell>
        </table:table-row>
        <table:table-row table:style-name="ro1">
          <table:table-cell/>
          <table:table-cell office:value-type="string">
            <text:p>Franklin India Blue Chip Fund Dividend</text:p>
          </table:table-cell>
        </table:table-row>
        <table:table-row table:style-name="ro1">
          <table:table-cell/>
          <table:table-cell office:value-type="string">
            <text:p>BSL Savings Div Yield</text:p>
          </table:table-cell>
        </table:table-row>
        <table:table-row table:style-name="ro1">
          <table:table-cell/>
          <table:table-cell office:value-type="string">
            <text:p>HDFC Life Click 2 Protect - (Sum Assured 1.60 cr)</text:p>
          </table:table-cell>
        </table:table-row>
        <table:table-row table:style-name="ro1">
          <table:table-cell/>
          <table:table-cell office:value-type="string">
            <text:p>BSL Savings Fund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Excel_BuiltIn__FilterDatabase" table:base-cell-address="$'ET Product Name'.$A$1" table:cell-range-address="$'ET Product Name'.$A$1:.$A$18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8/13/2013</text:date>, <text:time>20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9:36:30.70</meta:creation-date>
    <dc:date>2013-08-13T20:18:17.51</dc:date>
    <meta:editing-duration>PT17M6S</meta:editing-duration>
    <meta:editing-cycles>1</meta:editing-cycles>
    <meta:document-statistic meta:table-count="2" meta:cell-count="1008" meta:object-count="0"/>
    <meta:generator>OpenOffice.org/3.4$Win32 OpenOffice.org_project/340m1$Build-9590</meta:generator>
  </office:meta>
</office:document-meta>
</file>